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ewsGothicMt" svg:font-family="NewsGothicMt, Helvetica, sans-serif"/>
    <style:font-face style:name="Verdana" svg:font-family="Verdana, sans-serif"/>
    <style:font-face style:name="arial" svg:font-family="arial, sans-serif"/>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6be64"/>
    </style:style>
    <style:style style:name="P2" style:family="paragraph" style:parent-style-name="Standard">
      <style:paragraph-properties fo:text-align="start" style:justify-single-word="false"/>
      <style:text-properties officeooo:paragraph-rsid="0006be64"/>
    </style:style>
    <style:style style:name="P3" style:family="paragraph" style:parent-style-name="Text_20_body" style:master-page-name="">
      <loext:graphic-properties draw:fill="none"/>
      <style:paragraph-properties fo:margin-left="0.499cm" fo:margin-right="0cm" fo:margin-top="0cm" fo:margin-bottom="0.247cm" loext:contextual-spacing="false" fo:line-height="115%" fo:text-align="justify" style:justify-single-word="false" fo:text-indent="0cm" style:auto-text-indent="false" style:page-number="auto" fo:background-color="transparent">
        <style:tab-stops>
          <style:tab-stop style:position="0.106cm"/>
        </style:tab-stops>
      </style:paragraph-properties>
      <style:text-properties fo:font-weight="bold" officeooo:paragraph-rsid="0006be64" style:font-weight-asian="bold" style:font-weight-complex="bold"/>
    </style:style>
    <style:style style:name="P4" style:family="paragraph" style:parent-style-name="Text_20_body">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style:use-window-font-color="true" style:font-name="Liberation Serif" fo:font-size="12pt" fo:font-weight="bold" officeooo:paragraph-rsid="000a878f" style:font-size-asian="12pt" style:font-weight-asian="bold" style:font-size-complex="12pt" style:font-weight-complex="bold"/>
    </style:style>
    <style:style style:name="P5" style:family="paragraph" style:parent-style-name="Text_20_body">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style:use-window-font-color="true" style:font-name="Liberation Serif" fo:font-size="12pt" fo:font-weight="bold" officeooo:paragraph-rsid="000a878f" fo:background-color="#729fcf" style:font-size-asian="12pt" style:font-weight-asian="bold" style:font-size-complex="12pt" style:font-weight-complex="bold"/>
    </style:style>
    <style:style style:name="P6" style:family="paragraph" style:parent-style-name="Text_20_body">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officeooo:paragraph-rsid="000a878f"/>
    </style:style>
    <style:style style:name="P7" style:family="paragraph" style:parent-style-name="Text_20_body">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style:use-window-font-color="true" style:font-name="Liberation Serif" fo:font-size="12pt" fo:letter-spacing="normal" fo:font-style="normal" fo:font-weight="bold" officeooo:paragraph-rsid="000a878f" style:font-size-asian="12pt" style:font-weight-asian="bold" style:font-size-complex="12pt" style:font-weight-complex="bold"/>
    </style:style>
    <style:style style:name="P8" style:family="paragraph" style:parent-style-name="Text_20_body">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style:use-window-font-color="true" style:font-name="Liberation Serif" fo:font-size="12pt" fo:letter-spacing="normal" fo:font-style="normal" fo:font-weight="bold" officeooo:paragraph-rsid="0009f690" style:font-size-asian="12pt" style:font-weight-asian="bold" style:font-size-complex="12pt" style:font-weight-complex="bold"/>
    </style:style>
    <style:style style:name="P9" style:family="paragraph" style:parent-style-name="Text_20_body">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style:use-window-font-color="true" style:font-name="Liberation Serif" fo:font-size="12pt" fo:letter-spacing="normal" fo:font-style="normal" fo:font-weight="bold" officeooo:paragraph-rsid="0009f690" fo:background-color="#729fcf" style:font-size-asian="12pt" style:font-weight-asian="bold" style:font-size-complex="12pt" style:font-weight-complex="bold"/>
    </style:style>
    <style:style style:name="P10" style:family="paragraph" style:parent-style-name="Text_20_body">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style:use-window-font-color="true" style:font-name="Liberation Serif" fo:font-size="12pt" fo:letter-spacing="normal" fo:font-style="normal" fo:font-weight="bold" officeooo:paragraph-rsid="000a878f" fo:background-color="#729fcf" style:font-size-asian="12pt" style:font-weight-asian="bold" style:font-size-complex="12pt" style:font-weight-complex="bold"/>
    </style:style>
    <style:style style:name="P11" style:family="paragraph" style:parent-style-name="Text_20_body" style:master-page-name="">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style:page-number="auto" fo:background-color="transparent" fo:padding="0cm" fo:border="none"/>
      <style:text-properties fo:font-variant="normal" fo:text-transform="none" style:use-window-font-color="true" style:font-name="Liberation Serif" fo:font-size="12pt" fo:letter-spacing="normal" fo:font-style="normal" fo:font-weight="bold" officeooo:paragraph-rsid="0009f690" style:font-size-asian="12pt" style:font-weight-asian="bold" style:font-size-complex="12pt" style:font-weight-complex="bold"/>
    </style:style>
    <style:style style:name="P12" style:family="paragraph" style:parent-style-name="Text_20_body">
      <style:paragraph-properties fo:margin-top="0cm" fo:margin-bottom="0cm" loext:contextual-spacing="false" fo:text-align="justify" style:justify-single-word="false" fo:orphans="2" fo:widows="2" fo:padding="0cm" fo:border="none"/>
      <style:text-properties style:use-window-font-color="true" style:font-name="Liberation Serif" fo:font-size="12pt" fo:font-weight="bold" officeooo:paragraph-rsid="0007c6d9" style:font-size-asian="12pt" style:font-weight-asian="bold" style:font-size-complex="12pt" style:font-weight-complex="bold"/>
    </style:style>
    <style:style style:name="P13"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style:use-window-font-color="true" style:font-name="Liberation Serif" fo:font-size="12pt" fo:letter-spacing="normal" fo:font-style="normal" fo:font-weight="bold" officeooo:paragraph-rsid="0007c6d9" style:font-size-asian="12pt" style:font-weight-asian="bold" style:font-size-complex="12pt" style:font-weight-complex="bold"/>
    </style:style>
    <style:style style:name="P14"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444444" style:font-name="Liberation Serif" fo:font-size="12pt" fo:letter-spacing="normal" fo:font-style="normal" fo:font-weight="bold" officeooo:paragraph-rsid="0007c6d9"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officeooo:paragraph-rsid="00076771"/>
    </style:style>
    <style:style style:name="P16" style:family="paragraph" style:parent-style-name="Text_20_body">
      <style:text-properties style:font-name="Liberation Serif" officeooo:paragraph-rsid="001152fb"/>
    </style:style>
    <style:style style:name="P17" style:family="paragraph" style:parent-style-name="Text_20_body">
      <style:text-properties style:font-name="Liberation Serif" officeooo:rsid="00119b22" officeooo:paragraph-rsid="00119b22"/>
    </style:style>
    <style:style style:name="P18" style:family="paragraph" style:parent-style-name="Text_20_body">
      <style:text-properties style:font-name="Liberation Serif" officeooo:paragraph-rsid="00119b22"/>
    </style:style>
    <style:style style:name="P19" style:family="paragraph" style:parent-style-name="Text_20_body">
      <style:text-properties officeooo:paragraph-rsid="000fea5a"/>
    </style:style>
    <style:style style:name="P20" style:family="paragraph" style:parent-style-name="Text_20_body">
      <style:text-properties officeooo:paragraph-rsid="001152fb"/>
    </style:style>
    <style:style style:name="P21" style:family="paragraph" style:parent-style-name="Text_20_body">
      <style:text-properties officeooo:rsid="001152fb" officeooo:paragraph-rsid="001152fb"/>
    </style:style>
    <style:style style:name="P22" style:family="paragraph" style:parent-style-name="Text_20_body">
      <style:text-properties officeooo:paragraph-rsid="00119b22"/>
    </style:style>
    <style:style style:name="P23" style:family="paragraph" style:parent-style-name="Text_20_body">
      <loext:graphic-properties draw:fill="solid" draw:fill-color="#ffffff" draw:opacity="100%"/>
      <style:paragraph-properties fo:margin-left="0cm" fo:margin-right="0cm" fo:margin-top="0cm" fo:margin-bottom="0cm" loext:contextual-spacing="false" fo:line-height="144%" fo:text-align="justify" style:justify-single-word="false" fo:orphans="2" fo:widows="2" fo:text-indent="0cm" style:auto-text-indent="false" fo:background-color="#ffffff" fo:padding="0cm" fo:border="none"/>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P24" style:family="paragraph" style:parent-style-name="Text_20_body">
      <loext:graphic-properties draw:fill="solid" draw:fill-color="#ffffff" draw:opacity="100%"/>
      <style:paragraph-properties fo:margin-left="0cm" fo:margin-right="0cm" fo:margin-top="0cm" fo:margin-bottom="0cm" loext:contextual-spacing="false" fo:line-height="144%" fo:text-align="justify" style:justify-single-word="false" fo:orphans="2" fo:widows="2" fo:text-indent="0cm" style:auto-text-indent="false" fo:background-color="#ffffff" fo:padding="0cm"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44444" style:font-name="NewsGothicMt" fo:font-size="12.75pt" fo:letter-spacing="normal" fo:font-style="normal" fo:font-weight="normal" officeooo:rsid="00076771" officeooo:paragraph-rsid="00076771"/>
    </style:style>
    <style:style style:name="P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44444" style:font-name="NewsGothicMt" fo:font-size="12.75pt" fo:letter-spacing="normal" fo:font-style="normal" fo:font-weight="normal" officeooo:rsid="00076771" officeooo:paragraph-rsid="000fea5a"/>
    </style:style>
    <style:style style:name="P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44444" style:font-name="NewsGothicMt" fo:font-size="12.75pt" fo:letter-spacing="normal" fo:font-style="normal" fo:font-weight="bold" officeooo:rsid="00076771" officeooo:paragraph-rsid="00076771" style:font-weight-asian="bold" style:font-weight-complex="bold"/>
    </style:style>
    <style:style style:name="P2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44444" style:font-name="Liberation Serif" fo:font-size="12pt" fo:letter-spacing="normal" fo:font-style="normal" fo:font-weight="normal" officeooo:rsid="00076771" officeooo:paragraph-rsid="000fea5a"/>
    </style:style>
    <style:style style:name="P29" style:family="paragraph" style:parent-style-name="Standard" style:list-style-name="L1">
      <style:paragraph-properties fo:text-align="justify" style:justify-single-word="false"/>
      <style:text-properties fo:font-variant="normal" fo:text-transform="none" fo:letter-spacing="normal" fo:font-style="normal" fo:font-weight="normal" officeooo:rsid="000fea5a" officeooo:paragraph-rsid="000fea5a" style:font-weight-asian="bold" style:font-weight-complex="bold" loext:padding="0cm" loext:border="none"/>
    </style:style>
    <style:style style:name="P30" style:family="paragraph" style:parent-style-name="Text_20_body" style:list-style-name="L1">
      <style:paragraph-properties fo:text-align="justify" style:justify-single-word="false"/>
      <style:text-properties fo:font-weight="bold" officeooo:paragraph-rsid="0006be64" style:font-weight-asian="bold" style:font-weight-complex="bold"/>
    </style:style>
    <style:style style:name="P31" style:family="paragraph" style:parent-style-name="Text_20_body" style:list-style-name="L1">
      <style:paragraph-properties fo:text-align="justify" style:justify-single-word="false"/>
      <style:text-properties fo:font-weight="bold" officeooo:paragraph-rsid="00076771" style:font-weight-asian="bold" style:font-weight-complex="bold"/>
    </style:style>
    <style:style style:name="P32" style:family="paragraph" style:parent-style-name="Text_20_body" style:list-style-name="L1">
      <style:paragraph-properties fo:text-align="justify" style:justify-single-word="false"/>
      <style:text-properties fo:font-weight="bold" officeooo:paragraph-rsid="000d4137" style:font-weight-asian="bold" style:font-weight-complex="bold"/>
    </style:style>
    <style:style style:name="P33" style:family="paragraph" style:parent-style-name="Text_20_body" style:list-style-name="L1">
      <style:paragraph-properties fo:text-align="justify" style:justify-single-word="false"/>
      <style:text-properties fo:font-weight="bold" officeooo:rsid="00076771" officeooo:paragraph-rsid="00076771" style:font-weight-asian="bold" style:font-weight-complex="bold"/>
    </style:style>
    <style:style style:name="P34" style:family="paragraph" style:parent-style-name="Text_20_body" style:list-style-name="L1">
      <style:paragraph-properties fo:text-align="justify" style:justify-single-word="false"/>
      <style:text-properties style:font-name="Liberation Serif" fo:font-size="12pt" officeooo:paragraph-rsid="0006be64" style:font-size-asian="12pt" style:font-size-complex="12pt"/>
    </style:style>
    <style:style style:name="P35" style:family="paragraph" style:parent-style-name="Text_20_body" style:list-style-name="L1">
      <style:paragraph-properties fo:text-align="justify" style:justify-single-word="false"/>
      <style:text-properties fo:font-weight="normal" officeooo:paragraph-rsid="000d4137" style:font-weight-asian="normal" style:font-weight-complex="normal"/>
    </style:style>
    <style:style style:name="P36" style:family="paragraph" style:parent-style-name="Text_20_body" style:list-style-name="L1">
      <style:paragraph-properties fo:text-align="justify" style:justify-single-word="false"/>
      <style:text-properties fo:font-weight="normal" officeooo:paragraph-rsid="00076771" style:font-weight-asian="normal" style:font-weight-complex="normal"/>
    </style:style>
    <style:style style:name="P37" style:family="paragraph" style:parent-style-name="Text_20_body" style:list-style-name="L1">
      <style:paragraph-properties fo:text-align="justify" style:justify-single-word="false"/>
      <style:text-properties fo:font-weight="normal" officeooo:paragraph-rsid="001268a6" style:font-weight-asian="normal" style:font-weight-complex="normal"/>
    </style:style>
    <style:style style:name="P38" style:family="paragraph" style:parent-style-name="Text_20_body"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paragraph-rsid="00076771" style:font-size-asian="12pt" style:font-weight-asian="bold" style:font-size-complex="12pt" style:font-weight-complex="bold"/>
    </style:style>
    <style:style style:name="P39" style:family="paragraph" style:parent-style-name="Text_20_body" style:list-style-name="L1">
      <style:paragraph-properties fo:text-align="justify" style:justify-single-word="false"/>
      <style:text-properties fo:font-variant="normal" fo:text-transform="none" style:use-window-font-color="true" style:font-name="Liberation Serif" fo:font-size="12pt" fo:letter-spacing="normal" fo:font-style="normal" fo:font-weight="normal" officeooo:paragraph-rsid="00076771" style:font-weight-asian="normal" style:font-weight-complex="normal"/>
    </style:style>
    <style:style style:name="P40" style:family="paragraph" style:parent-style-name="Text_20_body" style:list-style-name="L1">
      <style:paragraph-properties fo:text-align="justify" style:justify-single-word="false"/>
      <style:text-properties fo:font-variant="normal" fo:text-transform="none" style:use-window-font-color="true" style:font-name="Liberation Serif" fo:font-size="12pt" fo:letter-spacing="normal" fo:font-style="normal" fo:font-weight="normal" officeooo:paragraph-rsid="00076771" style:font-size-asian="12pt" style:font-size-complex="12pt"/>
    </style:style>
    <style:style style:name="P41" style:family="paragraph" style:parent-style-name="Text_20_body" style:list-style-name="L1">
      <style:paragraph-properties fo:text-align="justify" style:justify-single-word="false"/>
      <style:text-properties fo:font-variant="normal" fo:text-transform="none" fo:color="#333333" style:font-name="Liberation Serif" fo:font-size="12pt" fo:letter-spacing="normal" fo:font-style="normal" fo:font-weight="normal" officeooo:paragraph-rsid="00076771" style:font-size-asian="12pt" style:font-weight-asian="bold" style:font-size-complex="12pt" style:font-weight-complex="bold"/>
    </style:style>
    <style:style style:name="P42" style:family="paragraph" style:parent-style-name="Text_20_body" style:list-style-name="L1">
      <style:paragraph-properties fo:text-align="justify" style:justify-single-word="false"/>
      <style:text-properties fo:font-variant="normal" fo:text-transform="none" fo:color="#333333" style:font-name="Liberation Serif" fo:font-size="12pt" fo:letter-spacing="normal" fo:font-style="normal" fo:font-weight="normal" officeooo:paragraph-rsid="00076771" style:font-size-asian="12pt" style:font-style-asian="normal" style:font-weight-asian="normal" style:font-size-complex="12pt" style:font-style-complex="normal" style:font-weight-complex="normal"/>
    </style:style>
    <style:style style:name="P43" style:family="paragraph" style:parent-style-name="Text_20_body" style:list-style-name="L1">
      <style:paragraph-properties fo:text-align="justify" style:justify-single-word="false"/>
      <style:text-properties officeooo:paragraph-rsid="00076771"/>
    </style:style>
    <style:style style:name="P44" style:family="paragraph" style:parent-style-name="Text_20_body" style:list-style-name="L1">
      <style:paragraph-properties fo:text-align="justify" style:justify-single-word="false"/>
      <style:text-properties style:use-window-font-color="true" style:font-name="Liberation Serif" fo:font-size="12pt" fo:font-weight="bold" officeooo:paragraph-rsid="00076771" style:font-size-asian="12pt" style:font-weight-asian="bold" style:font-size-complex="12pt" style:font-weight-complex="bold"/>
    </style:style>
    <style:style style:name="P45" style:family="paragraph" style:parent-style-name="Text_20_body" style:list-style-name="L1" style:master-page-name="">
      <loext:graphic-properties draw:fill="none"/>
      <style:paragraph-properties fo:margin-left="0.499cm" fo:margin-right="0cm" fo:margin-top="0cm" fo:margin-bottom="0.247cm" loext:contextual-spacing="false" fo:line-height="115%" fo:text-align="justify" style:justify-single-word="false" fo:text-indent="-0.499cm" style:auto-text-indent="false" style:page-number="auto" fo:background-color="transparent"/>
      <style:text-properties officeooo:paragraph-rsid="0006be64"/>
    </style:style>
    <style:style style:name="P46" style:family="paragraph" style:parent-style-name="Text_20_body" style:list-style-name="L2" style:master-page-name="">
      <loext:graphic-properties draw:fill="none"/>
      <style:paragraph-properties fo:margin-left="0.499cm" fo:margin-right="0cm" fo:margin-top="0cm" fo:margin-bottom="0cm" loext:contextual-spacing="false" fo:line-height="115%" fo:text-align="justify" style:justify-single-word="false" fo:orphans="2" fo:widows="2" fo:text-indent="-0.499cm" style:auto-text-indent="false" style:page-number="auto" fo:background-color="transparent" fo:padding="0cm" fo:border="none"/>
      <style:text-properties officeooo:paragraph-rsid="0008d9cd"/>
    </style:style>
    <style:style style:name="P47" style:family="paragraph" style:parent-style-name="Text_20_body" style:list-style-name="L3">
      <loext:graphic-properties draw:fill="none"/>
      <style:paragraph-properties fo:margin-left="0.499cm" fo:margin-right="0cm" fo:margin-top="0cm" fo:margin-bottom="0cm" loext:contextual-spacing="false" fo:line-height="115%" fo:text-align="justify" style:justify-single-word="false" fo:orphans="2" fo:widows="2" fo:text-indent="-0.499cm" style:auto-text-indent="false" fo:background-color="transparent" fo:padding="0cm" fo:border="none"/>
      <style:text-properties fo:font-variant="normal" fo:text-transform="none" style:use-window-font-color="true" style:font-name="Liberation Serif" fo:font-size="12pt" fo:letter-spacing="normal" fo:font-style="normal" fo:font-weight="bold" officeooo:paragraph-rsid="0008d9cd" fo:background-color="#729fcf" style:font-size-asian="12pt" style:font-weight-asian="bold" style:font-size-complex="12pt" style:font-weight-complex="bold"/>
    </style:style>
    <style:style style:name="P48" style:family="paragraph" style:parent-style-name="Text_20_body" style:list-style-name="L3">
      <loext:graphic-properties draw:fill="none"/>
      <style:paragraph-properties fo:margin-left="0.499cm" fo:margin-right="0cm" fo:margin-top="0cm" fo:margin-bottom="0cm" loext:contextual-spacing="false" fo:line-height="115%" fo:text-align="justify" style:justify-single-word="false" fo:orphans="2" fo:widows="2" fo:text-indent="-0.499cm" style:auto-text-indent="false" fo:background-color="transparent" fo:padding="0cm" fo:border="none"/>
      <style:text-properties fo:font-variant="normal" fo:text-transform="none" style:use-window-font-color="true" style:font-name="Liberation Serif" fo:font-size="12pt" fo:letter-spacing="normal" fo:font-style="normal" fo:font-weight="bold" officeooo:paragraph-rsid="0008d9cd" style:font-size-asian="12pt" style:font-weight-asian="bold" style:font-size-complex="12pt" style:font-weight-complex="bold"/>
    </style:style>
    <style:style style:name="P49" style:family="paragraph" style:parent-style-name="Text_20_body" style:list-style-name="L3">
      <loext:graphic-properties draw:fill="none"/>
      <style:paragraph-properties fo:margin-left="0.499cm" fo:margin-right="0cm" fo:margin-top="0cm" fo:margin-bottom="0cm" loext:contextual-spacing="false" fo:line-height="115%" fo:text-align="justify" style:justify-single-word="false" fo:orphans="2" fo:widows="2" fo:text-indent="-0.499cm" style:auto-text-indent="false" fo:background-color="transparent" fo:padding="0cm" fo:border="none"/>
      <style:text-properties officeooo:paragraph-rsid="0008d9cd"/>
    </style:style>
    <style:style style:name="P50" style:family="paragraph" style:parent-style-name="Text_20_body" style:list-style-name="L3">
      <loext:graphic-properties draw:fill="none"/>
      <style:paragraph-properties fo:margin-left="0.499cm" fo:margin-right="0cm" fo:margin-top="0cm" fo:margin-bottom="0cm" loext:contextual-spacing="false" fo:line-height="115%" fo:text-align="justify" style:justify-single-word="false" fo:orphans="2" fo:widows="2" fo:text-indent="-0.499cm" style:auto-text-indent="false" fo:background-color="transparent" fo:padding="0cm" fo:border="none"/>
      <style:text-properties officeooo:paragraph-rsid="0008d9cd" fo:background-color="#b4c7dc"/>
    </style:style>
    <style:style style:name="P51" style:family="paragraph" style:parent-style-name="Text_20_body" style:list-style-name="L1" style:master-page-name="">
      <loext:graphic-properties draw:fill="none"/>
      <style:paragraph-properties fo:margin-left="0.499cm" fo:margin-right="0cm" fo:margin-top="0cm" fo:margin-bottom="0.247cm" loext:contextual-spacing="false" fo:line-height="115%" fo:text-align="justify" style:justify-single-word="false" fo:text-indent="-0.9cm" style:auto-text-indent="false" style:page-number="auto" fo:background-color="transparent"/>
      <style:text-properties style:font-name="Liberation Serif" fo:font-size="12pt" fo:font-weight="bold" officeooo:paragraph-rsid="00076771" style:font-size-asian="12pt" style:font-weight-asian="bold" style:font-size-complex="12pt" style:font-weight-complex="bold"/>
    </style:style>
    <style:style style:name="P52" style:family="paragraph" style:parent-style-name="Text_20_body" style:list-style-name="L1" style:master-page-name="">
      <loext:graphic-properties draw:fill="none"/>
      <style:paragraph-properties fo:margin-left="0.6cm" fo:margin-right="0cm" fo:margin-top="0cm" fo:margin-bottom="0.247cm" loext:contextual-spacing="false" fo:line-height="115%" fo:text-align="justify" style:justify-single-word="false" fo:text-indent="-0.6cm" style:auto-text-indent="false" style:page-number="auto" fo:background-color="transparent"/>
      <style:text-properties fo:font-weight="normal" officeooo:paragraph-rsid="00076771" style:font-weight-asian="normal" style:font-weight-complex="normal"/>
    </style:style>
    <style:style style:name="P53" style:family="paragraph" style:parent-style-name="Text_20_body" style:list-style-name="L1">
      <loext:graphic-properties draw:fill="none"/>
      <style:paragraph-properties fo:margin-left="0.6cm" fo:margin-right="0cm" fo:margin-top="0cm" fo:margin-bottom="0.247cm" loext:contextual-spacing="false" fo:line-height="115%" fo:text-align="justify" style:justify-single-word="false" fo:text-indent="-0.6cm" style:auto-text-indent="false" fo:background-color="transparent"/>
      <style:text-properties fo:font-weight="normal" officeooo:paragraph-rsid="00076771" style:font-weight-asian="normal" style:font-weight-complex="normal"/>
    </style:style>
    <style:style style:name="P54"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style:use-window-font-color="true" style:font-name="Liberation Serif" fo:font-size="12pt" fo:letter-spacing="normal" fo:font-style="normal" fo:font-weight="bold" officeooo:paragraph-rsid="0007c6d9" style:font-size-asian="12pt" style:font-weight-asian="bold" style:font-size-complex="12pt" style:font-weight-complex="bold"/>
    </style:style>
    <style:style style:name="P55" style:family="paragraph" style:parent-style-name="Text_20_body" style:list-style-name="L3">
      <style:paragraph-properties fo:margin-top="0cm" fo:margin-bottom="0cm" loext:contextual-spacing="false" fo:text-align="justify" style:justify-single-word="false" fo:orphans="2" fo:widows="2" fo:padding="0cm" fo:border="none"/>
      <style:text-properties fo:font-variant="normal" fo:text-transform="none" style:use-window-font-color="true" style:font-name="Liberation Serif" fo:font-size="12pt" fo:letter-spacing="normal" fo:font-style="normal" fo:font-weight="bold" officeooo:paragraph-rsid="0007c6d9" style:font-size-asian="12pt" style:font-weight-asian="bold" style:font-size-complex="12pt" style:font-weight-complex="bold"/>
    </style:style>
    <style:style style:name="P56" style:family="paragraph" style:parent-style-name="Text_20_body" style:list-style-name="L2">
      <style:paragraph-properties fo:margin-top="0cm" fo:margin-bottom="0cm" loext:contextual-spacing="false" fo:text-align="justify" style:justify-single-word="false" fo:orphans="2" fo:widows="2" fo:padding="0cm" fo:border="none"/>
      <style:text-properties fo:font-variant="normal" fo:text-transform="none" style:use-window-font-color="true" style:font-name="Liberation Serif" fo:font-size="12pt" fo:letter-spacing="normal" fo:font-style="normal" fo:font-weight="bold" officeooo:rsid="0008d9cd" officeooo:paragraph-rsid="0008d9cd" style:font-size-asian="12pt" style:font-weight-asian="bold" style:font-size-complex="12pt" style:font-weight-complex="bold"/>
    </style:style>
    <style:style style:name="P57" style:family="paragraph" style:parent-style-name="Text_20_body" style:list-style-name="L3">
      <loext:graphic-properties draw:fill="none"/>
      <style:paragraph-properties fo:margin-top="0cm" fo:margin-bottom="0cm" loext:contextual-spacing="false" fo:line-height="115%" fo:text-align="justify" style:justify-single-word="false" fo:orphans="2" fo:widows="2" fo:background-color="transparent" fo:padding="0cm" fo:border="none"/>
      <style:text-properties fo:font-variant="normal" fo:text-transform="none" style:use-window-font-color="true" style:font-name="Liberation Serif" fo:font-size="12pt" fo:letter-spacing="normal" fo:font-style="normal" fo:font-weight="bold" officeooo:paragraph-rsid="0008d9cd" style:font-size-asian="12pt" style:font-weight-asian="bold" style:font-size-complex="12pt" style:font-weight-complex="bold"/>
    </style:style>
    <style:style style:name="P58" style:family="paragraph" style:parent-style-name="Text_20_body" style:list-style-name="L4">
      <loext:graphic-properties draw:fill="none"/>
      <style:paragraph-properties fo:margin-top="0cm" fo:margin-bottom="0cm" loext:contextual-spacing="false" fo:line-height="115%" fo:text-align="justify" style:justify-single-word="false" fo:orphans="2" fo:widows="2" fo:background-color="transparent" fo:padding="0cm" fo:border="none"/>
      <style:text-properties fo:font-variant="normal" fo:text-transform="none" style:use-window-font-color="true" style:font-name="Liberation Serif" fo:font-size="12pt" fo:letter-spacing="normal" fo:font-style="normal" fo:font-weight="bold" officeooo:paragraph-rsid="000a878f" style:font-size-asian="12pt" style:font-weight-asian="bold" style:font-size-complex="12pt" style:font-weight-complex="bold"/>
    </style:style>
    <style:style style:name="P59" style:family="paragraph" style:parent-style-name="Text_20_body" style:list-style-name="L1">
      <style:paragraph-properties fo:margin-top="0cm" fo:margin-bottom="0cm" loext:contextual-spacing="false" fo:text-align="justify" style:justify-single-word="false" fo:orphans="2" fo:widows="2" fo:padding="0cm" fo:border="none"/>
      <style:text-properties style:use-window-font-color="true" style:font-name="Liberation Serif" fo:font-size="12pt" fo:font-weight="bold" officeooo:paragraph-rsid="0007c6d9" style:font-size-asian="12pt" style:font-weight-asian="bold" style:font-size-complex="12pt" style:font-weight-complex="bold"/>
    </style:style>
    <style:style style:name="P60" style:family="paragraph" style:parent-style-name="Text_20_body" style:list-style-name="L3">
      <style:paragraph-properties fo:margin-top="0cm" fo:margin-bottom="0cm" loext:contextual-spacing="false" fo:text-align="justify" style:justify-single-word="false" fo:orphans="2" fo:widows="2" fo:padding="0cm" fo:border="none"/>
      <style:text-properties style:use-window-font-color="true" style:font-name="Liberation Serif" fo:font-size="12pt" fo:font-weight="bold" officeooo:paragraph-rsid="0007c6d9" style:font-size-asian="12pt" style:font-weight-asian="bold" style:font-size-complex="12pt" style:font-weight-complex="bold"/>
    </style:style>
    <style:style style:name="P61" style:family="paragraph" style:parent-style-name="Text_20_body" style:list-style-name="L1">
      <style:paragraph-properties fo:margin-top="0cm" fo:margin-bottom="0cm" loext:contextual-spacing="false" fo:text-align="justify" style:justify-single-word="false" fo:orphans="2" fo:widows="2" fo:padding="0cm" fo:border="none"/>
      <style:text-properties style:use-window-font-color="true" style:font-name="Liberation Serif" fo:font-size="12pt" fo:font-weight="bold" officeooo:paragraph-rsid="0007c6d9" fo:background-color="#729fcf" style:font-size-asian="12pt" style:font-weight-asian="bold" style:font-size-complex="12pt" style:font-weight-complex="bold"/>
    </style:style>
    <style:style style:name="P62" style:family="paragraph" style:parent-style-name="Text_20_body" style:list-style-name="L3">
      <style:paragraph-properties fo:margin-top="0cm" fo:margin-bottom="0cm" loext:contextual-spacing="false" fo:text-align="justify" style:justify-single-word="false" fo:orphans="2" fo:widows="2" fo:padding="0cm" fo:border="none"/>
      <style:text-properties style:use-window-font-color="true" style:font-name="Liberation Serif" fo:font-size="12pt" fo:font-weight="bold" officeooo:paragraph-rsid="0007c6d9" fo:background-color="#5983b0" style:font-size-asian="12pt" style:font-weight-asian="bold" style:font-size-complex="12pt" style:font-weight-complex="bold"/>
    </style:style>
    <style:style style:name="P63" style:family="paragraph" style:parent-style-name="Text_20_body" style:list-style-name="L2">
      <style:paragraph-properties fo:margin-top="0cm" fo:margin-bottom="0cm" loext:contextual-spacing="false" fo:text-align="justify" style:justify-single-word="false" fo:orphans="2" fo:widows="2" fo:padding="0cm" fo:border="none"/>
      <style:text-properties officeooo:paragraph-rsid="0008d9cd"/>
    </style:style>
    <style:style style:name="P64" style:family="paragraph" style:parent-style-name="Text_20_body" style:list-style-name="L3">
      <style:paragraph-properties fo:margin-top="0cm" fo:margin-bottom="0cm" loext:contextual-spacing="false" fo:text-align="justify" style:justify-single-word="false" fo:orphans="2" fo:widows="2" fo:padding="0cm" fo:border="none"/>
      <style:text-properties officeooo:paragraph-rsid="0009f690"/>
    </style:style>
    <style:style style:name="P65" style:family="paragraph" style:parent-style-name="Text_20_body" style:list-style-name="L3">
      <loext:graphic-properties draw:fill="none"/>
      <style:paragraph-properties fo:margin-top="0cm" fo:margin-bottom="0cm" loext:contextual-spacing="false" fo:line-height="115%" fo:text-align="justify" style:justify-single-word="false" fo:orphans="2" fo:widows="2" fo:background-color="transparent" fo:padding="0cm" fo:border="none"/>
      <style:text-properties officeooo:paragraph-rsid="0008d9cd"/>
    </style:style>
    <style:style style:name="P66" style:family="paragraph" style:parent-style-name="Text_20_body" style:list-style-name="L3">
      <loext:graphic-properties draw:fill="none"/>
      <style:paragraph-properties fo:margin-top="0cm" fo:margin-bottom="0cm" loext:contextual-spacing="false" fo:line-height="115%" fo:text-align="justify" style:justify-single-word="false" fo:orphans="2" fo:widows="2" fo:background-color="transparent" fo:padding="0cm" fo:border="none"/>
      <style:text-properties officeooo:paragraph-rsid="0008d9cd" fo:background-color="#b4c7dc"/>
    </style:style>
    <style:style style:name="P6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44444" style:font-name="Liberation Serif" fo:font-size="12pt" fo:letter-spacing="normal" fo:font-style="normal" fo:font-weight="normal" style:font-size-asian="12pt" style:font-size-complex="12pt"/>
    </style:style>
    <style:style style:name="P68" style:family="paragraph" style:parent-style-name="Text_20_body" style:list-style-name="L3" style:master-page-name="">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style:page-number="auto" fo:background-color="transparent" fo:padding="0cm" fo:border="none"/>
      <style:text-properties fo:font-variant="normal" fo:text-transform="none" style:use-window-font-color="true" style:font-name="Liberation Serif" fo:font-size="12pt" fo:letter-spacing="normal" fo:font-style="normal" fo:font-weight="bold" officeooo:paragraph-rsid="0009f690" style:font-size-asian="12pt" style:font-weight-asian="bold" style:font-size-complex="12pt" style:font-weight-complex="bold"/>
    </style:style>
    <style:style style:name="P69" style:family="paragraph" style:parent-style-name="Text_20_body" style:list-style-name="L3" style:master-page-name="">
      <loext:graphic-properties draw:fill="none"/>
      <style:paragraph-properties fo:margin-left="0.499cm" fo:margin-right="0cm" fo:margin-top="0cm" fo:margin-bottom="0cm" loext:contextual-spacing="false" fo:line-height="115%" fo:text-align="justify" style:justify-single-word="false" fo:orphans="2" fo:widows="2" fo:text-indent="0cm" style:auto-text-indent="false" style:page-number="auto" fo:background-color="transparent" fo:padding="0cm" fo:border="none"/>
      <style:text-properties fo:font-variant="normal" fo:text-transform="none" style:use-window-font-color="true" style:font-name="Liberation Serif" fo:font-size="12pt" fo:letter-spacing="normal" fo:font-style="normal" fo:font-weight="bold" officeooo:paragraph-rsid="0008d9cd" style:font-size-asian="12pt" style:font-weight-asian="bold" style:font-size-complex="12pt" style:font-weight-complex="bold"/>
    </style:style>
    <style:style style:name="T1" style:family="text">
      <style:text-properties officeooo:rsid="0006be64"/>
    </style:style>
    <style:style style:name="T2"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06be64" style:text-blinking="false" style:font-size-asian="12pt" style:font-weight-asian="normal" style:font-size-complex="12pt" style:font-weight-complex="normal" loext:padding="0cm" loext:border="none"/>
    </style:style>
    <style:style style:name="T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0db11c" style:text-blinking="false" fo:background-color="#ffffff" loext:char-shading-value="0" style:font-size-asian="12pt" style:font-size-complex="12pt"/>
    </style:style>
    <style:style style:name="T5"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6" style:family="text">
      <style:text-properties fo:font-variant="normal" fo:text-transform="none" style:use-window-font-color="true" style:text-line-through-style="none" style:text-line-through-type="none" style:font-name="Liberation Serif" fo:font-size="12pt" fo:letter-spacing="normal" fo:font-style="italic" style:text-underline-style="none" fo:font-weight="normal" style:text-blinking="false" style:font-size-asian="12pt" style:font-size-complex="12pt"/>
    </style:style>
    <style:style style:name="T7" style:family="text">
      <style:text-properties fo:font-variant="normal" fo:text-transform="none" style:use-window-font-color="true" style:font-name="Liberation Serif"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style:use-window-font-color="true" style:font-name="Liberation Serif" fo:font-size="12pt" fo:letter-spacing="normal" fo:font-style="normal" fo:font-weight="bold" officeooo:rsid="0007c6d9" style:font-size-asian="12pt" style:font-weight-asian="bold" style:font-size-complex="12pt" style:font-weight-complex="bold"/>
    </style:style>
    <style:style style:name="T9" style:family="text">
      <style:text-properties fo:font-variant="normal" fo:text-transform="none" style:use-window-font-color="true" style:font-name="Liberation Serif" fo:font-size="12pt" fo:letter-spacing="normal" fo:font-style="normal" fo:font-weight="bold" officeooo:rsid="0008d9cd" style:font-size-asian="12pt" style:font-weight-asian="bold" style:font-size-complex="12pt" style:font-weight-complex="bold"/>
    </style:style>
    <style:style style:name="T10" style:family="text">
      <style:text-properties fo:font-variant="normal" fo:text-transform="none" style:use-window-font-color="true" style:font-name="Liberation Serif" fo:font-size="12pt" fo:letter-spacing="normal" fo:font-style="normal" fo:font-weight="bold" officeooo:rsid="000c720d" style:font-size-asian="12pt" style:font-weight-asian="bold" style:font-size-complex="12pt" style:font-weight-complex="bold"/>
    </style:style>
    <style:style style:name="T11"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0d4137" style:font-size-asian="12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0db11c" style:font-size-asian="12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119b22" style:font-size-asian="12pt" style:font-size-complex="12pt"/>
    </style:style>
    <style:style style:name="T15"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style:use-window-font-color="true" style:font-name="Liberation Serif" fo:font-size="12pt" fo:letter-spacing="normal" fo:font-style="normal" fo:font-weight="normal" style:font-size-asian="12pt" style:font-weight-asian="bold" style:font-size-complex="12pt" style:font-weight-complex="bold"/>
    </style:style>
    <style:style style:name="T1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fo:background-color="#ffffff" loext:char-shading-value="0" style:font-size-asian="12pt" style:font-size-complex="12pt"/>
    </style:style>
    <style:style style:name="T18" style:family="text">
      <style:text-properties fo:font-variant="normal" fo:text-transform="none" style:use-window-font-color="true" style:font-name="Liberation Serif" fo:font-size="12pt" fo:letter-spacing="normal" fo:font-style="italic" fo:font-weight="normal" style:font-size-asian="12pt" style:font-size-complex="12pt"/>
    </style:style>
    <style:style style:name="T19" style:family="text">
      <style:text-properties fo:font-variant="normal" fo:text-transform="none" style:use-window-font-color="true" style:font-name="Liberation Serif" fo:font-size="12pt" fo:letter-spacing="normal" style:font-size-asian="12pt" style:font-size-complex="12pt"/>
    </style:style>
    <style:style style:name="T20" style:family="text">
      <style:text-properties fo:font-variant="normal" fo:text-transform="none" fo:color="#444444" style:font-name="Liberation Serif" fo:font-size="12pt" fo:letter-spacing="normal" fo:font-style="normal" fo:font-weight="normal" style:font-size-asian="12pt" style:font-size-complex="12pt"/>
    </style:style>
    <style:style style:name="T21" style:family="text">
      <style:text-properties fo:font-variant="normal" fo:text-transform="none" fo:color="#444444" style:font-name="Liberation Serif" fo:font-size="12pt" fo:letter-spacing="normal" fo:font-style="normal" fo:font-weight="normal" style:font-size-asian="12pt" style:font-size-complex="12pt" loext:padding="0cm" loext:border="none"/>
    </style:style>
    <style:style style:name="T22" style:family="text">
      <style:text-properties fo:font-variant="normal" fo:text-transform="none" fo:color="#444444" style:font-name="Liberation Serif" fo:font-size="12pt" fo:letter-spacing="normal" fo:font-style="normal" fo:font-weight="normal" officeooo:rsid="00076771" style:font-size-asian="12pt" style:font-size-complex="12pt"/>
    </style:style>
    <style:style style:name="T23" style:family="text">
      <style:text-properties fo:font-variant="normal" fo:text-transform="none" fo:color="#444444" style:font-name="Liberation Serif" fo:font-size="12pt" fo:letter-spacing="normal" fo:font-style="normal" fo:font-weight="normal" style:font-size-asian="12pt" style:font-weight-asian="bold" style:font-size-complex="12pt" style:font-weight-complex="bold"/>
    </style:style>
    <style:style style:name="T24" style:family="text">
      <style:text-properties fo:font-variant="normal" fo:text-transform="none" fo:color="#444444" fo:letter-spacing="normal" fo:font-style="normal" fo:font-weight="normal"/>
    </style:style>
    <style:style style:name="T25" style:family="text">
      <style:text-properties fo:font-variant="normal" fo:text-transform="none" fo:color="#444444" fo:letter-spacing="normal" fo:font-style="normal" fo:font-weight="normal" officeooo:rsid="00076771"/>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officeooo:rsid="0007c6d9"/>
    </style:style>
    <style:style style:name="T28" style:family="text">
      <style:text-properties fo:font-variant="normal" fo:text-transform="none" fo:letter-spacing="normal" fo:font-style="normal" officeooo:rsid="0008d9cd"/>
    </style:style>
    <style:style style:name="T29" style:family="text">
      <style:text-properties fo:font-variant="normal" fo:text-transform="none" fo:letter-spacing="normal" fo:font-style="normal" fo:background-color="#729fcf" loext:char-shading-value="0"/>
    </style:style>
    <style:style style:name="T30" style:family="text">
      <style:text-properties fo:font-variant="normal" fo:text-transform="none" fo:letter-spacing="normal" fo:font-style="normal" officeooo:rsid="0007c6d9" fo:background-color="#729fcf" loext:char-shading-value="0"/>
    </style:style>
    <style:style style:name="T31" style:family="text">
      <style:text-properties fo:font-variant="normal" fo:text-transform="none" fo:letter-spacing="normal" fo:font-style="normal" officeooo:rsid="000c720d"/>
    </style:style>
    <style:style style:name="T32" style:family="text">
      <style:text-properties fo:font-variant="normal" fo:text-transform="none" fo:letter-spacing="normal" fo:font-style="normal" officeooo:rsid="000cb407"/>
    </style:style>
    <style:style style:name="T33" style:family="text">
      <style:text-properties fo:font-variant="normal" fo:text-transform="none" fo:color="#202122" style:font-name="Liberation Serif" fo:font-size="12pt" fo:letter-spacing="normal" fo:font-style="normal" fo:font-weight="normal" style:font-size-asian="12pt" style:font-size-complex="12pt"/>
    </style:style>
    <style:style style:name="T34" style:family="text">
      <style:text-properties fo:font-variant="normal" fo:text-transform="none" fo:color="#202122" style:font-name="Liberation Serif" fo:font-size="12pt" fo:letter-spacing="normal" fo:font-style="normal" fo:font-weight="normal" officeooo:rsid="001152fb" style:font-size-asian="12pt" style:font-size-complex="12pt"/>
    </style:style>
    <style:style style:name="T35" style:family="text">
      <style:text-properties fo:font-variant="normal" fo:text-transform="none" fo:color="#202122" style:font-name="Liberation Serif" fo:font-size="12pt" fo:letter-spacing="normal" fo:font-style="italic" fo:font-weight="normal" style:font-size-asian="12pt" style:font-size-complex="12pt"/>
    </style:style>
    <style:style style:name="T36" style:family="text">
      <style:text-properties fo:font-variant="normal" fo:text-transform="none" fo:color="#000000" fo:letter-spacing="normal" fo:font-style="normal" fo:font-weight="normal" style:font-weight-asian="bold" style:font-weight-complex="bold"/>
    </style:style>
    <style:style style:name="T37" style:family="text">
      <style:text-properties fo:font-variant="normal" fo:text-transform="none" fo:color="#000000" fo:letter-spacing="normal" fo:font-style="normal" fo:font-weight="normal" officeooo:rsid="001152fb" style:font-weight-asian="bold" style:font-weight-complex="bold"/>
    </style:style>
    <style:style style:name="T38" style:family="text">
      <style:text-properties fo:font-variant="normal" fo:text-transform="none" fo:color="#000000" fo:letter-spacing="normal" fo:language="pt" fo:country="PT" fo:font-style="normal" fo:font-weight="normal"/>
    </style:style>
    <style:style style:name="T39" style:family="text">
      <style:text-properties fo:font-variant="normal" fo:text-transform="none" fo:color="#000000" fo:letter-spacing="normal" fo:language="pt" fo:country="PT" fo:font-style="normal" fo:font-weight="normal" officeooo:rsid="001152fb"/>
    </style:style>
    <style:style style:name="T40" style:family="text">
      <style:text-properties fo:font-variant="normal" fo:text-transform="none" fo:color="#000000" style:font-name="Liberation Serif" fo:font-size="12pt" fo:letter-spacing="normal" fo:font-style="normal" fo:font-weight="normal"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01268a6" style:font-size-asian="12pt" style:font-size-complex="12pt"/>
    </style:style>
    <style:style style:name="T42"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fo:font-size="12pt" fo:letter-spacing="normal" fo:font-style="normal" fo:font-weight="normal" officeooo:rsid="00119b22" style:font-size-asian="12pt" style:font-weight-asian="normal" style:font-size-complex="12pt" style:font-weight-complex="normal"/>
    </style:style>
    <style:style style:name="T44" style:family="text">
      <style:text-properties fo:font-variant="normal" fo:text-transform="none" fo:color="#222222" style:font-name="arial" fo:font-size="12pt" fo:letter-spacing="normal" fo:font-style="normal" fo:font-weight="normal"/>
    </style:style>
    <style:style style:name="T45" style:family="text">
      <style:text-properties fo:font-variant="normal" fo:text-transform="none" fo:color="#222222" style:font-name="arial" fo:font-size="12pt" fo:letter-spacing="normal" fo:font-style="normal" fo:font-weight="normal" officeooo:rsid="000e5515"/>
    </style:style>
    <style:style style:name="T46" style:family="text">
      <style:text-properties fo:font-variant="normal" fo:text-transform="none" fo:color="#1f1f1f" fo:font-size="12pt" fo:letter-spacing="normal" fo:font-style="normal" fo:font-weight="normal" style:font-size-asian="12pt" style:font-size-complex="12pt"/>
    </style:style>
    <style:style style:name="T47" style:family="text">
      <style:text-properties fo:font-variant="normal" fo:text-transform="none" fo:color="#1f1f1f" fo:font-size="12pt" fo:letter-spacing="normal" fo:font-style="normal" fo:font-weight="normal" officeooo:rsid="00119b22" style:font-size-asian="12pt" style:font-size-complex="12pt"/>
    </style:style>
    <style:style style:name="T48" style:family="text">
      <style:text-properties fo:font-variant="normal" fo:text-transform="none" fo:color="#1f1f1f" style:font-name="Liberation Serif" fo:font-size="12pt" fo:letter-spacing="normal" fo:font-style="normal" fo:font-weight="normal" style:font-size-asian="12pt" style:font-size-complex="12pt"/>
    </style:style>
    <style:style style:name="T49" style:family="text">
      <style:text-properties fo:font-variant="normal" fo:text-transform="none" fo:color="#1f1f1f" style:font-name="Liberation Serif" fo:font-size="12pt" fo:letter-spacing="normal" fo:font-style="normal" fo:font-weight="normal" officeooo:rsid="00119b22" style:font-size-asian="12pt" style:font-size-complex="12pt"/>
    </style:style>
    <style:style style:name="T50" style:family="text">
      <style:text-properties fo:font-weight="normal" style:font-weight-asian="normal" style:font-weight-complex="normal"/>
    </style:style>
    <style:style style:name="T51" style:family="text">
      <style:text-properties fo:font-weight="bold" style:font-size-asian="12pt" style:font-weight-asian="bold" style:font-size-complex="12pt" style:font-weight-complex="bold"/>
    </style:style>
    <style:style style:name="T52" style:family="text">
      <style:text-properties fo:font-weight="bold" officeooo:rsid="000fea5a" style:font-size-asian="12pt" style:font-weight-asian="bold" style:font-size-complex="12pt" style:font-weight-complex="bold"/>
    </style:style>
    <style:style style:name="T53" style:family="text">
      <style:text-properties fo:color="#202122" style:font-name="sans-serif" fo:font-size="10.5pt"/>
    </style:style>
    <style:style style:name="T54" style:family="text">
      <style:text-properties fo:color="#202122" style:font-name="sans-serif" fo:font-size="10.5pt" officeooo:rsid="000db11c"/>
    </style:style>
    <style:style style:name="T55" style:family="text">
      <style:text-properties fo:color="#202122" style:font-name="sans-serif" fo:font-size="10.5pt" officeooo:rsid="001152fb"/>
    </style:style>
    <style:style style:name="T56" style:family="text">
      <style:text-properties fo:color="#202122" style:font-name="Liberation Serif" fo:font-size="12pt" fo:letter-spacing="normal" fo:font-style="italic" fo:font-weight="normal" style:font-size-asian="12pt" style:font-size-complex="12pt"/>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00fea5a" style:font-size-asian="12pt" style:font-size-complex="12pt"/>
    </style:style>
    <style:style style:name="T59" style:family="text">
      <style:text-properties style:font-name="Liberation Serif" officeooo:rsid="00119b22"/>
    </style:style>
    <style:style style:name="T60" style:family="text">
      <style:text-properties style:font-name="Liberation Serif" officeooo:rsid="001152fb"/>
    </style:style>
    <style:style style:name="T61" style:family="text">
      <style:text-properties style:use-window-font-color="true" style:font-name="Liberation Serif" fo:font-size="12pt" fo:letter-spacing="normal" fo:font-style="italic" fo:font-weight="normal" style:font-size-asian="12pt" style:font-size-complex="12pt"/>
    </style:style>
    <style:style style:name="T62" style:family="text">
      <style:text-properties style:use-window-font-color="true" style:text-line-through-style="none" style:text-line-through-type="none" style:font-name="Liberation Serif" fo:font-size="12pt" fo:letter-spacing="normal" fo:font-style="italic" style:text-underline-style="none" fo:font-weight="normal" style:text-blinking="false" style:font-size-asian="12pt" style:font-size-complex="12pt"/>
    </style:style>
    <style:style style:name="T63" style:family="text">
      <style:text-properties style:font-weight-asian="normal" style:font-weight-complex="normal"/>
    </style:style>
    <style:style style:name="T64" style:family="text">
      <style:text-properties officeooo:rsid="000f7d75"/>
    </style:style>
    <style:style style:name="T65" style:family="text">
      <style:text-properties style:font-weight-asian="bold" style:font-weight-complex="bold"/>
    </style:style>
    <style:style style:name="T66" style:family="text">
      <style:text-properties officeooo:rsid="000fea5a"/>
    </style:style>
    <style:style style:name="T67" style:family="text">
      <style:text-properties officeooo:rsid="00076771"/>
    </style:style>
    <style:style style:name="T68" style:family="text">
      <style:text-properties officeooo:rsid="001152fb"/>
    </style:style>
    <style:style style:name="T69" style:family="text">
      <style:text-properties style:font-size-asian="12pt" style:font-size-complex="12pt"/>
    </style:style>
    <style:style style:name="T70" style:family="text">
      <style:text-properties officeooo:rsid="000fea5a" style:font-size-asian="12pt" style:font-size-complex="12pt"/>
    </style:style>
    <style:style style:name="T71" style:family="text">
      <style:text-properties officeooo:rsid="00119b22"/>
    </style:style>
    <style:style style:name="T72" style:family="text">
      <style:text-properties officeooo:rsid="001268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text:span>NSTITUTO FEDERAL DE EDUCAÇÃO, CIÊNCIA E TECNOLOGIA DO SUDESTE DE MINAS GERAIS - CAMPUS BARBACENA</text:p>
      <text:p text:style-name="P2"/>
      <text:p text:style-name="Text_20_body">Aluno(a): <text:span text:style-name="T1">Gabriela Goncalves da Silva</text:span></text:p>
      <text:p text:style-name="Text_20_body">Matrícula: <text:span text:style-name="T11">2020005652</text:span></text:p>
      <text:p text:style-name="Text_20_body">Professor: <text:span text:style-name="T1">Alexandre Bartoli Monteir</text:span><text:span text:style-name="Strong_20_Emphasis"><text:span text:style-name="T2">o</text:span></text:span></text:p>
      <text:p text:style-name="Text_20_body">Disciplina: <text:bookmark text:name="linkNomeTurma"/><text:span text:style-name="T1">Tecnologias Móveis e sem fio</text:span></text:p>
      <text:p text:style-name="Text_20_body">Data: <text:span text:style-name="T1">17/10/2020</text:span></text:p>
      <text:list xml:id="list1958039272" text:style-name="L1">
        <text:list-item>
          <text:p text:style-name="P30">Quais os 5 (cinco) componentes essenciais em um Sistema de Comunicação Wireless?</text:p>
          <text:p text:style-name="P29">Hadware de Rede, Topologias, Protocolos, Arquiteturas e Recursos</text:p>
          <text:p text:style-name="P30"/>
        </text:list-item>
        <text:list-item>
          <text:p text:style-name="P30">No estudo das ondas eletromagnéticas, após a proposição da existência e uso da radiação por Faraday (1846) e o tratado sobre eletricidade e magnetismo feito por Maxwell (1873), quem foi o responsável por produzir e detectar essas ondas (em 1888)? ( Pesquise para responder) </text:p>
        </text:list-item>
        <text:list-item>
          <text:p text:style-name="P30">Qual o conceito/definição de Ondas Eletromagnéticas? </text:p>
          <text:p text:style-name="P45"><text:span text:style-name="T23">Uma onda eletromagnética é </text:span><text:span text:style-name="Strong_20_Emphasis"><text:span text:style-name="T21">formada por campos elétricos e magnéticos oscilantes e perpendiculares entre si</text:span></text:span><text:span text:style-name="T23">. A direção de propagação da onda eletromagnética, por sua vez, é perpendicular (ângulo de 90º) aos vetores de campo elétrico e magnético. </text:span><text:span text:style-name="T20">Devido ao ângulo formado entre a perturbação e a direção de propagação, as ondas eletromagnéticas são caracterizadas como </text:span><text:span text:style-name="Strong_20_Emphasis"><text:span text:style-name="T21">transversais</text:span></text:span><text:span text:style-name="T20">. Como todas as ondas, podem transferir energia entre diferentes pontos do espaço, mas fazem-no sem que haja qualquer transporte de matéria, uma vez que não são capazes disso. </text:span><text:span text:style-name="T22">[1]</text:span></text:p>
        </text:list-item>
        <text:list-item>
          <text:p text:style-name="P31">Em tese, que a velocidade máxima pode atingir uma Onda Eletromagnética? ( Pesquise para responder) </text:p>
          <text:p text:style-name="P51"><text:span text:style-name="T25">Ce</text:span><text:span text:style-name="T24">rca de 300 mil quilômetros por segundo</text:span></text:p>
        </text:list-item>
        <text:list-item>
          <text:p text:style-name="P30">Qual o nome dado à faixa de frequência que vai de 300MHz a 3.000MHz utilizado por parte dos padrões IEEE 802.11 além da telefonia celular e alguns canais de TV? </text:p>
        </text:list-item>
      </text:list>
      <text:p text:style-name="P3"><text:tab/><text:span text:style-name="T50">UHF: Ultra High Frequency</text:span></text:p>
      <text:list xml:id="list104713132248388" text:continue-numbering="true" text:style-name="L1">
        <text:list-item>
          <text:p text:style-name="P30">Quais as 2 (duas) subcamadas detalhadamente especificadas no padrão IEEE 802.11? </text:p>
          <text:p text:style-name="P52">a) Camada Física: define como as informações são trocadas no meio através de transmissão por radiofreqüência ou por infravermelho; <text:span text:style-name="T66">[2]</text:span></text:p>
          <text:p text:style-name="P53">b) Camada de Enlace: define o método de acesso ao meio. O Padrão IEEE 802.11 utiliza um método denominado CSMA/CA (Carrier Sense Multiple Access with Collision Avoidance), semelhante ao das redes locais ethernet, CSMA/CD (Carrier Sense Multiple Access with Collision Detection). <text:span text:style-name="T66">[2]</text:span></text:p>
        </text:list-item>
        <text:list-item>
          <text:p text:style-name="P30">Com que camadas (superior e inferior) se comunica a subcamada MAC em redes 802.11? </text:p>
          <text:p text:style-name="P34"><text:soft-page-break/><text:span text:style-name="T37">A</text:span><text:span text:style-name="T36"> camada inferior se comporta como provedora do serviço e a superior a usuária do serviço.</text:span></text:p>
        </text:list-item>
        <text:list-item>
          <text:p text:style-name="P30">Qual o nome da técnica de transmissão utilizada pelas WLANs, caracterizada por larga largura de banda e baixa potência de sinal? </text:p>
        </text:list-item>
        <text:list-item>
          <text:p text:style-name="P32">Qual a diferença entre redes WLAN indoor e outdoor?</text:p>
          <text:p text:style-name="P35">Indoor, que significa interior, interno, é uma rede que abrange pequenas áreas. Geralmente essa rede é utilizada em residências, escritórios, laboratórios, e interligam um número baixo de usuários. <text:span text:style-name="T68">[3]</text:span></text:p>
          <text:p text:style-name="P35">Outdoor significa fora, ao ar livre, e diferentemente das redes indoor, ela abrange grandes áreas podendo chegar a quilômetros de distância. Também é usada para estabelecer links ponto a ponto entre empresas, a fim de conseguir conexão entre uma matriz e uma filial.<text:span text:style-name="T68">[3]</text:span></text:p>
        </text:list-item>
        <text:list-item>
          <text:p text:style-name="P30">Qual a principal característica de redes WLAN Ad-Hoc?</text:p>
          <text:p text:style-name="P30"><text:span text:style-name="T33">Geralmente, numa rede </text:span><text:span text:style-name="T56">ad hoc</text:span><text:span text:style-name="T35"> </text:span><text:span text:style-name="T33">não há</text:span><text:span text:style-name="T11"> </text:span><text:span text:style-name="T12">topologia </text:span><text:span text:style-name="T3"><text:s/></text:span><text:span text:style-name="T11">predeterminada, nem controle centralizado. Redes </text:span><text:span text:style-name="T61">ad hoc</text:span><text:span text:style-name="T18"> </text:span><text:span text:style-name="T11">não requerem uma infraestrutura tal como um </text:span><text:a xlink:type="simple" xlink:href="https://pt.wikipedia.org/wiki/Backbone" text:style-name="Internet_20_link" text:visited-style-name="Visited_20_Internet_20_Link"><text:span text:style-name="T62">backbone</text:span></text:a><text:span text:style-name="T6"> </text:span><text:span text:style-name="T11">ou pontos de acesso configurados antecipadamente. Os nós se comunicam com conexão física entre eles, criando uma rede </text:span><text:span text:style-name="T12">on the fly</text:span><text:span text:style-name="T11">, na qual alguns dos dispositivo</text:span><text:span text:style-name="T33">s da rede fazem parte dela apenas durante a sessão de comunicação - ou, no caso de dispositivos móveis ou portáteis, enquanto estão a uma certa proximidade do restante da rede. </text:span><text:span text:style-name="T34">[4]</text:span></text:p>
        </text:list-item>
        <text:list-item>
          <text:p text:style-name="P31"><text:span text:style-name="T57">Qual a</text:span> principal característica de redes WLAN Infra-Estruturadas? </text:p>
          <text:p text:style-name="P38"><text:span text:style-name="T53">A chamada modalidade infrastructure é um método em que os dispositivos-clientes (usuários) wireless comunicam-se diretamente com a Base </text:span><text:span text:style-name="T54">Hotspot</text:span><text:span text:style-name="T53">(pontos de acesso central). A Modalidade do infrastructure constrói uma ponte entre a rede wireless a a rede Ethernet com cabos Loschi. </text:span><text:span text:style-name="T55">[5]</text:span></text:p>
        </text:list-item>
        <text:list-item>
          <text:p text:style-name="P31">Quais os dois modos de operação padrões nas redes WLAN Infra-Estruturadas? </text:p>
          <text:p text:style-name="P39">As WLANs suportam dois modos de operação: infraestrutura e peer-to-peer.</text:p>
        </text:list-item>
        <text:list-item>
          <text:p text:style-name="P31">Quais as frequências aproximadas das 3 (três) faixas “públicas” disponíveis para utilização em sistemas de radiofrequência, conhecidas como faixas ISM (Industrial, Scientific and Medical Bands)? (Pesquise para responder) </text:p>
        </text:list-item>
        <text:list-item>
          <text:p text:style-name="P31">O que são Beacon Frames?</text:p>
          <text:p text:style-name="P31"><text:span text:style-name="T13">É</text:span><text:span text:style-name="T11"> um dos quadros de gerenciamento em WLANs baseadas em </text:span><text:a xlink:type="simple" xlink:href="https://en.wikipedia.org/wiki/IEEE_802.11" text:style-name="Internet_20_link" text:visited-style-name="Visited_20_Internet_20_Link"><text:span text:style-name="T3">IEEE 802.1</text:span></text:a><text:span text:style-name="T4">1</text:span><text:span text:style-name="T11">. Ele contém todas as informações sobre a rede. Os quadros de beacon são transmitidos periodicamente, servem para anunciar a presença de uma LAN sem fio e para sincronizar os membros do conjunto de serviço. Os quadros de beacon são transmitidos pelo </text:span><text:a xlink:type="simple" xlink:href="https://en.wikipedia.org/wiki/Wireless_access_point" text:style-name="Internet_20_link" text:visited-style-name="Visited_20_Internet_20_Link"><text:span text:style-name="T17">ponto de acesso</text:span></text:a><text:span text:style-name="T19"> </text:span><text:span text:style-name="T11">(AP) em um </text:span><text:a xlink:type="simple" xlink:href="https://en.wikipedia.org/wiki/Service_set_(802.11_network)" text:style-name="Internet_20_link" text:visited-style-name="Visited_20_Internet_20_Link"><text:span text:style-name="T3">conjunto de serviços básicos de</text:span></text:a><text:span text:style-name="T19"> </text:span><text:span text:style-name="T11">infraestrutura (BSS). Na rede IBSS a geração de beacon é distribuída entre as estações. Para o espectro de 2,4 GHz, quando há mais de 15 </text:span><text:a xlink:type="simple" xlink:href="https://en.wikipedia.org/wiki/SSID" text:style-name="Internet_20_link" text:visited-style-name="Visited_20_Internet_20_Link"><text:span text:style-name="T3">SSIDs</text:span></text:a><text:span text:style-name="T19"> </text:span><text:span text:style-name="T11">em canais sobrepostos (ou mais de 45 no total), os quadros de beacon começam a consumir uma quantidade significativa de tempo de transmissão e degradam o desempenho mesmo quando a maioria das redes está ociosa. </text:span><text:span text:style-name="T14">[6]</text:span></text:p>
        </text:list-item>
        <text:list-item>
          <text:p text:style-name="P31"><text:s/>Qual a diferença entre o uso de interfaces de rede no modo “monitor” quando comparado ao uso no modo “promíscuo”? </text:p>
          <text:p text:style-name="P31"><text:soft-page-break/><text:span text:style-name="T44">Modo monitor</text:span><text:span text:style-name="T45">b</text:span><text:span text:style-name="T44">cabe apenas às</text:span><text:span text:style-name="T45"> </text:span><text:span text:style-name="T44">redes wireless, enquanto modo promíscuo pode ser usado em redes cabeadas.</text:span></text:p>
        </text:list-item>
        <text:list-item>
          <text:p text:style-name="P31">Qual o método de transmissão utilizado em redes IEEE 802.11n para permitir a utilização de diversos fluxos de transmissão? </text:p>
        </text:list-item>
        <text:list-item>
          <text:p text:style-name="P33"/>
        </text:list-item>
        <text:list-item>
          <text:p text:style-name="P31">Comente brevemente sobre o surgimento das redes sem fio e sua importância. </text:p>
          <text:p text:style-name="P41">Em 1997 o comitê do IEEE definiu o padrão 802.11 como o escolhido para as redes . No início das operações do padrão a taxa máxima de navegação chegava somente a 2 Mbps. Dois anos depois, o mercado começou a absorver o padrão de conectividade sem fio e passou a desenvolver interfaces para o formato.<text:span text:style-name="T71">[7]</text:span></text:p>
        </text:list-item>
        <text:list-item>
          <text:p text:style-name="P31">O que são as redes Wi-Fi? Descreva resumidamente seus principais padrões. </text:p>
          <text:p text:style-name="P31"><text:span text:style-name="T15">Wi-Fi é uma </text:span><text:a xlink:type="simple" xlink:href="https://www.cisco.com/c/pt_br/solutions/small-business/resource-center/networking/wireless-network.html" text:style-name="Internet_20_link" text:visited-style-name="Visited_20_Internet_20_Link"><text:span text:style-name="T5">tecnologia de rede sem fio</text:span></text:a><text:span text:style-name="T15"> que permite que computadores (laptops e desktops), dispositivos móveis (smartphones e dispositivos vestíveis) e outros equipamentos (impressoras e câmeras de vídeo) se conectem à Internet. O Wi-Fi permite que esses e muitos outros dispositivos troquem informações entre si, criando uma rede.</text:span></text:p>
        </text:list-item>
      </text:list>
      <text:p text:style-name="P23"><text:tab/>A conectividade com a Internet ocorre por meio de um roteador sem fio. Quando você <text:tab/>acessa o Wi-Fi, está se conectando a um roteador sem fio que permite que os dispositivos <text:tab/>compatíveis com Wi-Fi façam interface com a Internet.</text:p>
      <text:p text:style-name="P24"><text:span text:style-name="T63"><text:tab/></text:span>A comunicação entre os dispositivos conectados na rede Wi-Fi é feita através do <text:tab/>protocolo <text:tab/>802.11, que possibilita a eles reconhecerem as informações uns dos <text:tab/>outros. <text:tab/>Ess<text:span text:style-name="T64">e</text:span> protocolo apresenta variações, a, b, g e n. <text:span text:style-name="T71">[8]</text:span></text:p>
      <text:list xml:id="list104713320877488" text:continue-numbering="true" text:style-name="L1">
        <text:list-header>
          <text:p text:style-name="P44"/>
        </text:list-header>
        <text:list-item>
          <text:p text:style-name="P31">Faça um comparativo entre as redes 2,4 GHz e 5 GHz. </text:p>
          <text:p text:style-name="P40"><text:span text:style-name="T65">As duas grandes diferenças entre as frequências de 2,4 GHz e 5 GHz são a velocidade e alcance. </text:span>Uma transmissão sem fio a 2,4 GHz fornece internet para uma área maior, mas sacrifica a velocidade, enquanto 5 GHz fornece velocidades mais rápidas para uma área menor. <text:span text:style-name="T71">[9]</text:span></text:p>
        </text:list-item>
        <text:list-item>
          <text:p text:style-name="P31">De que modos pode operar uma rede Wi-Fi? Explique o funcionamento de cada um. </text:p>
        </text:list-item>
        <text:list-item>
          <text:p text:style-name="P31">Como é composto um quadro Wi-Fi? Comente sobre os seus campos. </text:p>
          <text:p text:style-name="P36">O quadro Wi-Fi possui várias semelhanças com o quadro Ethernet, mas também contém outros campos específicos utilizados nos enlaces sem fio. Os números acima dos campos são o seu comprimento em bytes. O comprimento dos subcampos de controle é expresso em bits.</text:p>
          <text:p text:style-name="P37">Carga útil: consiste tipicamente em um datagrama IP ou um pacote ARP.</text:p>
          <text:p text:style-name="P37">CRC: verificação cíclica de segurança, usada na detecção de erros de bits nos quadros recebidos.</text:p>
          <text:p text:style-name="P37">Duração: duração do tempo de transmissão reservado (quadros RTS/CTS) </text:p>
          <text:p text:style-name="P37"><text:soft-page-break/><text:s/>Controle de sequência: usado no algoritmo do mecanismo de reconhecimento/retransmissão de pacotes</text:p>
          <text:p text:style-name="P37">Controle de quadro : Tipo e Subtipo: distinção de quadros RTS, CTS, ACK e de dados ; De e Para AP: definir os significados dos campos de endereço; WEP: indica a utilização ou não de criptografia.</text:p>
          <text:p text:style-name="P37">Campos de endereço: Endereço 1: MAC da estação destino do quadro; Endereço 2: MAC da estação de origem do quadro; Endereço 3: MAC do roteador no qual o AP se conecta; Endereço 4: Utilizado apenas no modo Ad Hoc.</text:p>
          <text:p text:style-name="P37">Cenário: R1 querendo se comunicar com estação H1; Um AP é um dispositivo de enlace -&gt; não entende IP; R1 não tem consciência de que existe o AP; <text:s/>AP tem de realizar conversão de quadro.</text:p>
        </text:list-item>
        <text:list-item>
          <text:p text:style-name="P31">Defina Service Set, BSS, ESS e IBSS. </text:p>
          <text:p text:style-name="P43"><text:span text:style-name="T16">Basic Service Set (BSS): </text:span><text:span text:style-name="T11">Uma rede BSS consiste de um simples </text:span><text:span text:style-name="Emphasis"><text:span text:style-name="T11">Access Point</text:span></text:span><text:span text:style-name="T11"> (AP) que suporta um ou mais clientes sem fio. Essa rede é também conhecida como </text:span><text:span text:style-name="Emphasis"><text:span text:style-name="T11">Infrastructure Wireless Network</text:span></text:span><text:span text:style-name="T11"> (Rede Infra-estrutura). Nessa rede todas as estações se comunicam entre si através de um AP. Esse tipo de rede tem o inconveniente de consumir o dobro da banda, mas um dos grandes benefícios é o armazenamento dos dados enquanto as estações estão em modo de economia de energia (</text:span><text:span text:style-name="Emphasis"><text:span text:style-name="T11">Power Save</text:span></text:span><text:span text:style-name="T11">).</text:span><text:span text:style-name="T14">[10]</text:span></text:p>
        </text:list-item>
      </text:list>
      <text:p text:style-name="P15"><text:span text:style-name="T11"><text:tab/></text:span><text:span text:style-name="T40">Extended Service Set (ESS): Uma rede ESS é constituída por dois ou mais AP’s conectados <text:tab/>na mesma rede cabeada que pertencem ao mesmo segmento lógico (subnet), separado por <text:tab/>um roteador. </text:span><text:span text:style-name="T41">[10]</text:span></text:p>
      <text:p text:style-name="P15"><text:span text:style-name="T40"><text:tab/>Independent Basic Service Set (IBSS): Uma rede IBSS consiste de pelo menos duas <text:tab/>estações, onde não há ponto de acesso que conecte a rede a um sistema de distribuição. Essa <text:tab/>rede também é conhecida como uma rede sem fio </text:span><text:span text:style-name="Emphasis"><text:span text:style-name="T40">Ad-hoc</text:span></text:span><text:span text:style-name="T40">. </text:span><text:span text:style-name="T41">[10]</text:span></text:p>
      <text:list xml:id="list104713925744666" text:continue-numbering="true" text:style-name="L1">
        <text:list-item>
          <text:p text:style-name="P31">O que são os canais e o SSID de um AP?</text:p>
          <text:p text:style-name="P42">SSID é o “nome” da sua rede Wi-Fi, ou seja, aquele que aparece quando você visualiza as redes sem fio disponíveis em uma área.</text:p>
        </text:list-item>
        <text:list-item>
          <text:p text:style-name="P54">Explique o que é o processo de associação de uma estação a um AP. Descreva as possíveis formas como essa associação pode ocorrer.</text:p>
        </text:list-item>
        <text:list-item>
          <text:p text:style-name="P54">Porque em algumas redes é necessário a conversão de quadros ethernet em quadros Wi-Fi e vice-versa? Explique resumidamente como acontece essa conversão. </text:p>
          <text:p text:style-name="P54"/>
        </text:list-item>
        <text:list-item>
          <text:p text:style-name="P54">Qual o motivo da segurança ser um aspecto de grande importância nas redes Wi-Fi? Comente sobre as questões da autorização, autenticação e criptografia nessas redes.</text:p>
        </text:list-item>
      </text:list>
      <text:p text:style-name="P67"><text:tab/>Por sua própria natureza as redes sem fio são bem mais suscetíveis aos problemas de <text:tab/>segurança. Dois aspectos são os mais importantes: Autorização e autenticação; Criptografia.</text:p>
      <text:p text:style-name="P67"/>
      <text:list xml:id="list104713774079897" text:continue-numbering="true" text:style-name="L1">
        <text:list-item>
          <text:p text:style-name="P54">Dentre as redes sem fio mais comumente utilizadas estão aquelas designadas pela marca registrada Wi-Fi. A seu respeito, é correto afirmar que: </text:p>
          <text:list>
            <text:list-header>
              <text:p text:style-name="P59"><text:span text:style-name="T27">28.</text:span><text:span text:style-name="T26">a</text:span><text:span text:style-name="T27">)</text:span><text:span text:style-name="T26"> para poder ser certificado como Wi-Fi, um aparelho precisa implementar o Wireless Application Protocol (WAP).; </text:span></text:p>
              <text:p text:style-name="P59"><text:soft-page-break/><text:span text:style-name="T26">28.b</text:span><text:span text:style-name="T27">)</text:span><text:span text:style-name="T26"> um aparelho que implemente o padrão de segurança WEP pode ser certificado como Wi-Fi, mesmo que não implemente o padrão de segurança WPA. </text:span></text:p>
              <text:p text:style-name="P61"><text:span text:style-name="T26">28.c</text:span><text:span text:style-name="T27">)</text:span><text:span text:style-name="T26"> aparelhos baseados no padrão IEEE 802.11b trabalham na faixa de 2.4GHz e por isso estão sujeitos a interferência de outros equipamentos como fornos micro-ondas e telefones sem fio. </text:span></text:p>
              <text:p text:style-name="P59"><text:span text:style-name="T26">28.d</text:span><text:span text:style-name="T27">)</text:span><text:span text:style-name="T26"> em ordem decrescente de alcance de operação estão os padrões 802.11b, 802.11g e 802.11n.</text:span></text:p>
              <text:p text:style-name="P59"><text:span text:style-name="T26">28.e</text:span><text:span text:style-name="T27">)</text:span><text:span text:style-name="T26"> em ordem crescente de segurança estão os padrões WPA, WPA2 e WEP.</text:span></text:p>
            </text:list-header>
          </text:list>
        </text:list-item>
      </text:list>
      <text:p text:style-name="P14"/>
      <text:p text:style-name="P14"/>
      <text:list xml:id="list104713832455400" text:continue-numbering="true" text:style-name="L1">
        <text:list-item>
          <text:p text:style-name="P54">Numa área ocupada por uma corporação, a rede que utiliza a faixa de frequência de 2.4 GHz é configurada com estações base estrategicamente posicionadas e conectadas à fiação de cobre ou fibra ótica. A potência de transmissão das estações base e das demais estações é ajustada para alcance não superior à 5 metros, tornando cada sala uma única célula, cujo canal cobre toda a largura de banda disponível (11 a 54 Mbps) e todas as estações em sua célula. A rede em questão é uma WLAN, padrão IEEE 802.11 <text:s/></text:p>
          <text:p text:style-name="P59"><text:span text:style-name="T26">29.a</text:span><text:span text:style-name="T32">)</text:span><text:span text:style-name="T26"> a </text:span></text:p>
          <text:p text:style-name="P59"><text:span text:style-name="T26">29.b</text:span><text:span text:style-name="T32">)</text:span><text:span text:style-name="T26"> b </text:span></text:p>
          <text:p text:style-name="P61"><text:span text:style-name="T26">29.c</text:span><text:span text:style-name="T32">)</text:span><text:span text:style-name="T26"> g </text:span></text:p>
          <text:p text:style-name="P59"><text:span text:style-name="T26">29.d</text:span><text:span text:style-name="T32">)</text:span><text:span text:style-name="T26"> n </text:span></text:p>
          <text:p text:style-name="P59"><text:span text:style-name="T26">29.e</text:span><text:span text:style-name="T32">)</text:span><text:span text:style-name="T26"> ac</text:span></text:p>
        </text:list-item>
      </text:list>
      <text:p text:style-name="P13"/>
      <text:list xml:id="list104713201723576" text:continue-numbering="true" text:style-name="L1">
        <text:list-item>
          <text:p text:style-name="P54">Esquema criptográfico integrante do padrão 802.11, frequentemente usado em redes sem fio, apesar de poder ser facilmente decodificado por terceiros. Refere-se a </text:p>
        </text:list-item>
      </text:list>
      <text:p text:style-name="P12"><text:span text:style-name="T26"><text:tab/></text:span><text:span text:style-name="T29">30.a</text:span><text:span text:style-name="T30">)</text:span><text:span text:style-name="T29">Wired Equivalent Privacy (WEP). </text:span></text:p>
      <text:p text:style-name="P12"><text:span text:style-name="T26"><text:tab/>30.b</text:span><text:span text:style-name="T27">)</text:span><text:span text:style-name="T26"> Wi-Fi Protected Access (WPA). </text:span></text:p>
      <text:p text:style-name="P12"><text:span text:style-name="T26"><text:tab/>30.c</text:span><text:span text:style-name="T27">)</text:span><text:span text:style-name="T26"> Wireless Application Protocol (WAP).</text:span></text:p>
      <text:p text:style-name="P12"><text:span text:style-name="T26"><text:tab/>30.d</text:span><text:span text:style-name="T27">)</text:span><text:span text:style-name="T26"> Wireless Intrusion Prevention System (WIPS).</text:span></text:p>
      <text:p text:style-name="P12"><text:span text:style-name="T26"><text:tab/>30.e</text:span><text:span text:style-name="T27">)</text:span><text:span text:style-name="T26"> WLAN Authentication and Privacy Infrastructure (WAPI). </text:span></text:p>
      <text:list xml:id="list1630396629" text:style-name="L2">
        <text:list-header>
          <text:p text:style-name="P56"/>
          <text:p text:style-name="P63"><text:span text:style-name="T8"><text:tab/></text:span><text:span text:style-name="T7"> </text:span></text:p>
          <text:p text:style-name="P46"><text:span text:style-name="T9">31. </text:span><text:span text:style-name="T7">Sobre as redes de computadores, analise: </text:span></text:p>
        </text:list-header>
      </text:list>
      <text:list xml:id="list2837767092" text:style-name="L3">
        <text:list-header>
          <text:p text:style-name="P55">I. Uma rede Bluetooth é uma rede ad hoc, o que significa que é formada espontaneamente; os dispositivos, algumas vezes chamados de gadgets, se localizam e criam uma rede chamada piconet.</text:p>
          <text:p text:style-name="P55">II. O IEEE definiu as especificações para a implementação de redes LAN sem fio (WLAN), sob a recomendação IEEE 802.11 que abrange as camadas física e de enlace.</text:p>
          <text:p text:style-name="P55">III. WANs consistem em muitas LANs e conectam muitos computadores a grandes distâncias; a maior das WANs é a Internet. Em geral empregam uma topologia em malha, funcionam a velocidades mais baixas do que as LANs e suas taxas de erro são mais altas porque têm de interagir com várias LANs e WANs, que muitas vezes são heterogêneas.</text:p>
          <text:p text:style-name="P55">IV. LAN é uma rede de alcance geográfico limitado projetada para otimizar taxas de transferência de dados entre seus nodos. Interconecta recursos usando caminhos de comunicação de alta velocidade com protocolos de rede otimizados para ambientes de áreas locais. Está correto o que consta em</text:p>
          <text:p text:style-name="P60"><text:soft-page-break/><text:span text:style-name="T26">a </text:span><text:span text:style-name="T28">)</text:span><text:span text:style-name="T26">I, II, III e IV. </text:span></text:p>
          <text:p text:style-name="P60"><text:span text:style-name="T26">b </text:span><text:span text:style-name="T28">)</text:span><text:span text:style-name="T26">I e IV, apenas. </text:span></text:p>
          <text:p text:style-name="P62"><text:span text:style-name="T26">c </text:span><text:span text:style-name="T28">)</text:span><text:span text:style-name="T26">II, III e IV, apenas. </text:span></text:p>
          <text:p text:style-name="P60"><text:span text:style-name="T26">d </text:span><text:span text:style-name="T28">)</text:span><text:span text:style-name="T26">III e IV, apenas. </text:span></text:p>
          <text:p text:style-name="P64"><text:span text:style-name="T7">e </text:span><text:span text:style-name="T9">)</text:span><text:span text:style-name="T7">I e II, apenas. </text:span></text:p>
          <text:p text:style-name="P68">32. Uma rede pessoal sem fio, normalmente utilizada para interligar dispositivos eletrônicos fisicamente próximos, os quais não se quer que sejam detectados a distância: </text:p>
          <text:p text:style-name="P65"><text:span text:style-name="T7">a</text:span><text:span text:style-name="T9">)</text:span><text:span text:style-name="T7"> WFAN. </text:span></text:p>
          <text:p text:style-name="P65"><text:span text:style-name="T7">b</text:span><text:span text:style-name="T9">)</text:span><text:span text:style-name="T7"> WWAN. </text:span></text:p>
          <text:p text:style-name="P65"><text:span text:style-name="T7">c</text:span><text:span text:style-name="T9">)</text:span><text:span text:style-name="T7"> WMAN. </text:span></text:p>
          <text:p text:style-name="P66"><text:span text:style-name="T7">d</text:span><text:span text:style-name="T9">)</text:span><text:span text:style-name="T7"> WPAN. </text:span></text:p>
          <text:p text:style-name="P65"><text:span text:style-name="T7">e</text:span><text:span text:style-name="T9">)</text:span><text:span text:style-name="T7"> WLAN.</text:span></text:p>
          <text:p text:style-name="P57"/>
          <text:list>
            <text:list-item>
              <text:list>
                <text:list-header>
                  <text:p text:style-name="P69">33. A tecnologia de comunicação sem fio IEEE 802.11g, conhecida popularmente como WiFi, é muito vulnerável para a intrusão de usuários não autorizados. Uma forma básica para melhorar os aspectos de segurança, reduzindo a possibilidade de intrusão, é por meio </text:p>
                </text:list-header>
              </text:list>
            </text:list-item>
          </text:list>
          <text:p text:style-name="P47">a) do desligamento da difusão do SSID. </text:p>
          <text:p text:style-name="P48">b) da utilização de caracteres especiais no SSID. </text:p>
          <text:p text:style-name="P48">c) do uso de canais adjacentes de radiofrequência. </text:p>
          <text:p text:style-name="P48">d) da redução da potência do sinal de radiofrequência. </text:p>
          <text:p text:style-name="P48">e) do desligamento da função da compatibilidade com as versões anteriores. </text:p>
          <text:p text:style-name="P48"/>
          <text:p text:style-name="P48">34. O padrão IEEE, também chamado WiFi, utilizado para descrever redes locais sem fio é: </text:p>
          <text:p text:style-name="P49"><text:span text:style-name="T7">a</text:span><text:span text:style-name="T9">)</text:span><text:span text:style-name="T7"> IEEE 802.5 </text:span></text:p>
          <text:p text:style-name="P49"><text:span text:style-name="T7">b</text:span><text:span text:style-name="T9">)</text:span><text:span text:style-name="T7"> IEEE 802.6 </text:span></text:p>
          <text:p text:style-name="P50"><text:span text:style-name="T7">c</text:span><text:span text:style-name="T9">)</text:span><text:span text:style-name="T7"> IEEE 802.11 </text:span></text:p>
          <text:p text:style-name="P49"><text:span text:style-name="T7">d</text:span><text:span text:style-name="T9">)</text:span><text:span text:style-name="T7"> IEEE 802.12 </text:span></text:p>
          <text:p text:style-name="P49"><text:span text:style-name="T7">e</text:span><text:span text:style-name="T9">)</text:span><text:span text:style-name="T7"> IEEE 802.15 </text:span></text:p>
          <text:p text:style-name="P48"/>
          <text:p text:style-name="P48">35 Um técnico de suporte em redes de computadores está instalando um Ponto de Acesso (Access Point) sem fio utilizando um equipamento com padrão IEEE 802.11g. Fazendo uma análise dos sinais de radiofrequência dos canais, já existentes na área de instalação, foi verificado que existem sinais nos canais 1 e 6. Para que não haja interferência entre os sinais, o novo Ponto de Acesso deve ser configurado para operar no canal. </text:p>
          <text:p text:style-name="P49"><text:span text:style-name="T7">35.a</text:span><text:span text:style-name="T9">)</text:span><text:span text:style-name="T7"> 3. </text:span></text:p>
          <text:p text:style-name="P49"><text:span text:style-name="T7">35.b</text:span><text:span text:style-name="T9">)</text:span><text:span text:style-name="T7"> 8. </text:span></text:p>
          <text:p text:style-name="P49"><text:span text:style-name="T7">35.c</text:span><text:span text:style-name="T9">)</text:span><text:span text:style-name="T7"> 10. </text:span></text:p>
          <text:p text:style-name="P50"><text:span text:style-name="T7">35.d</text:span><text:span text:style-name="T9">)</text:span><text:span text:style-name="T7"> 11. </text:span></text:p>
          <text:p text:style-name="P49"><text:span text:style-name="T7">35.e</text:span><text:span text:style-name="T9">)</text:span><text:span text:style-name="T7"> 14.</text:span></text:p>
        </text:list-header>
      </text:list>
      <text:p text:style-name="P13"/>
      <text:p text:style-name="P13"/>
      <text:p text:style-name="P11">36 A figura apresenta alguns dispositivos que operam num dos padrões mais recentes na área de transmissão wireless. Observe. </text:p>
      <text:p text:style-name="P7">São algumas características desse padrão </text:p>
      <text:list xml:id="list645939976" text:style-name="L4">
        <text:list-item>
          <text:p text:style-name="P58">baseia-se na compatibilidade com os dispositivos 802.11b e 802.11g.  </text:p>
        </text:list-item>
        <text:list-item>
          <text:p text:style-name="P58"><text:soft-page-break/>oferece uma taxa de transferência de 150, 300 Mbps, podendo chegar a 600 Mbps.  </text:p>
        </text:list-item>
        <text:list-item>
          <text:p text:style-name="P58">funciona nas frequências de 2,4 GHz e 5 GHz.  </text:p>
        </text:list-item>
        <text:list-item>
          <text:p text:style-name="P58">emprega o método de transmissão MIMO, acrônimo de multiple-in, multiple-out, permitindo que placas utilizem diversos fluxos, utilizando vários conjuntos transmissores, receptores e antenas, transmitindo os dados de forma paralela, resultando em melhor desempenho.  </text:p>
        </text:list-item>
        <text:list-item>
          <text:p text:style-name="P58">utiliza autenticação WEP estática e outros tipos como WPA (Wireless Protect Access) e WPA2 com criptografia dinâmica (método de criptografia TKIP e AES). Esse padrão denomina-se </text:p>
        </text:list-item>
      </text:list>
      <text:p text:style-name="P8">a) IEEE-802.11m. </text:p>
      <text:p text:style-name="P9">b) IEEE-802.11n. </text:p>
      <text:p text:style-name="P8">c) IEEE-802.11x.</text:p>
      <text:p text:style-name="P8">d) IEEE-802.11z.</text:p>
      <text:p text:style-name="P8"/>
      <text:p text:style-name="P8"/>
      <text:p text:style-name="P7">37. Com relação aos protocolos e padrões de redes sem fio (wireless), assinale a alternativa indicativa do padrão que permite uma velocidade de conexão de até 54 Mbps e opera apenas na frequência de 2.4 GHz. </text:p>
      <text:p text:style-name="P7">37.a IEEE 802.11a </text:p>
      <text:p text:style-name="P7">37.b IEEE 802.11b </text:p>
      <text:p text:style-name="P10">37.c IEEE 802.11g</text:p>
      <text:p text:style-name="P7">37.d IEEE 802.11c</text:p>
      <text:p text:style-name="P7">37.e IEEE 802.11n </text:p>
      <text:p text:style-name="P7"/>
      <text:p text:style-name="P7">38. O padrão de rede sem fio IEEE 802.11g, utilizado no Brasil, possui uma lista de canais de frequência que não se sobrepõem. Assinale a alternativa que indica corretamente essa lista de canais. (Pesquise para responder) </text:p>
      <text:p text:style-name="P4"><text:span text:style-name="T26">38.a</text:span><text:span text:style-name="T31">)</text:span><text:span text:style-name="T26"> 1, 2 e 3. </text:span></text:p>
      <text:p text:style-name="P6"><text:span text:style-name="T7">38.b</text:span><text:span text:style-name="T10">)</text:span><text:span text:style-name="T7">1, 5 e 9. </text:span></text:p>
      <text:p text:style-name="P4"><text:span text:style-name="T26">38.c</text:span><text:span text:style-name="T31">) </text:span><text:span text:style-name="T26">12, 13 e 14.</text:span></text:p>
      <text:p text:style-name="P5"><text:span text:style-name="T26">38.d</text:span><text:span text:style-name="T31">)</text:span><text:span text:style-name="T26"> 1, 6 e 11.</text:span></text:p>
      <text:p text:style-name="P4"><text:span text:style-name="T26">38.e</text:span><text:span text:style-name="T31">)</text:span><text:span text:style-name="T26"> 1, 7 e 9. </text:span></text:p>
      <text:p text:style-name="P7"/>
      <text:p text:style-name="P7"/>
      <text:p text:style-name="P7">39. Handoff é o procedimento empregado em redes sem fio para tratar a transição de uma unidade móvel de uma célula para outra de forma transparente ao usuário, ou seja, um Página 5 de 6 cliente wireless se reassocia quando estiver se locomovendo de um ponto de acesso para outro na mesma rede. O Handoff está contido no padrão</text:p>
      <text:p text:style-name="P7">39.a IEEE 802.11g </text:p>
      <text:p text:style-name="P7">39.b IEEE 802.11i </text:p>
      <text:p text:style-name="P7">39.c IEEE 802.11n</text:p>
      <text:p text:style-name="P10">39.d IEEE 802.11r</text:p>
      <text:p text:style-name="P7">39.e IEEE 802.11t </text:p>
      <text:p text:style-name="P7"/>
      <text:p text:style-name="P7"/>
      <text:p text:style-name="P7"><text:soft-page-break/>40. A versão IEEE 802.15 da arquitetura de protocolos do Bluetooth especifica quatro camadas que, no sentido da mais inferior para a mais superior, são, respectivamente:</text:p>
      <text:p text:style-name="P7">a) rede, enlace, sessão e aplicação. </text:p>
      <text:p text:style-name="P7">b) física, rede, enlace e sessão. </text:p>
      <text:p text:style-name="P10">c) física, enlace, middleware e aplicação.</text:p>
      <text:p text:style-name="P7">d) enlace, rede, middleware e aplicação.</text:p>
      <text:p text:style-name="P7">e) middleware, física, enlace e aplicação.</text:p>
      <text:p text:style-name="P13"/>
      <text:p text:style-name="P27"/>
      <text:p text:style-name="P27"/>
      <text:p text:style-name="P27">Referências Bibliograficas</text:p>
      <text:p text:style-name="P25"/>
      <text:p text:style-name="P28"><text:span text:style-name="T69">1 – Mundo da Educação,</text:span><text:span text:style-name="T51"> </text:span><text:span text:style-name="T52">Ondas Eletromagnéticas</text:span><text:span text:style-name="T70">, Disponível: <text:s/></text:span></text:p>
      <text:p text:style-name="P26"><text:span text:style-name="T58">&lt;</text:span><text:a xlink:type="simple" xlink:href="https://mundoeducacao.uol.com.br/fisica/ondas-eletromagneticas.htm#:~:text=Ondas%20eletromagnéticas%20transportam%20energia%20através,meio%20material%20para%20propagar%2Dse" text:style-name="Internet_20_link" text:visited-style-name="Visited_20_Internet_20_Link"><text:span text:style-name="T57">https://mundoeducacao.uol.com.br/fisica/ondas-eletromagneticas.htm#:~:text=Ondas%20eletromagn%C3%A9ticas%20transportam%20energia%20atrav%C3%A9s,meio%20material%20para%20propagar%2Dse</text:span></text:a><text:span text:style-name="T58">&gt;.</text:span><text:span text:style-name="T57"> </text:span><text:span text:style-name="T58">Acesso em 10 de outubro de 2020.</text:span></text:p>
      <text:p text:style-name="Text_20_body"/>
      <text:p text:style-name="P19"><text:span text:style-name="T67">2 - </text:span>Padrão IEEE 802.11, <text:span text:style-name="T66">Disponível: &lt;</text:span><text:a xlink:type="simple" xlink:href="https://www.maxwell.vrac.puc-rio.br/7589/7589_3.PDF" text:style-name="Internet_20_link" text:visited-style-name="Visited_20_Internet_20_Link"><text:span text:style-name="T67">https://www.maxwell.vrac.puc-rio.br/7589/7589_3.PDF</text:span></text:a><text:span text:style-name="T66">&gt;. Acesso em 10 de Outubro de 2020.</text:span></text:p>
      <text:p text:style-name="P20"><text:span text:style-name="T68">3</text:span><text:span text:style-name="T67"> - </text:span><text:span text:style-name="T11">Redes Wireless Indoor e Outdoor</text:span>, <text:span text:style-name="T66">Disponível: &lt;</text:span><text:span text:style-name="T68">http://thin.com.br/solucoes/detalhes/solucao-16#:~:text=Wireless%20Indoor%20%C3%A9%20uma%20rede,um%20n%C3%BAmero%20baixo%20de%20usu%C3%A1rios.&amp;text=Um%20exemplo%20b%C3%A1sico%20tamb%C3%A9m%20%C3%A9,um%20provedor%20de%20internet%20wireless.</text:span><text:span text:style-name="T66">&gt;. Acesso em 10 de Outubro de 2020.</text:span></text:p>
      <text:p text:style-name="P21">4 - <text:s/>Rede Ad- Hoc, Disponível: &lt;<text:a xlink:type="simple" xlink:href="https://pt.wikipedia.org/wiki/Redes_ad_hoc" text:style-name="Internet_20_link" text:visited-style-name="Visited_20_Internet_20_Link">https://pt.wikipedia.org/wiki/Redes_ad_hoc</text:a>&gt;. Acesso em 13 de Outubro de 2020;</text:p>
      <text:p text:style-name="P16"><text:span text:style-name="T68">5-</text:span><text:bookmark text:name="firstHeading"/><text:span text:style-name="T38">Rede de área local sem fio, </text:span><text:span text:style-name="T39">Disponível: &lt; </text:span><text:span text:style-name="T68">https://pt.wikipedia.org/wiki/Rede_de_%C3%A1rea_local_sem_fio&gt;. Acesso em 13 de Outubro de 2020;</text:span></text:p>
      <text:p text:style-name="P22"><text:span text:style-name="T59">6 - Beacon frame</text:span><text:span text:style-name="T60">, Disponível: &lt;</text:span><text:span text:style-name="T59">https://pt.qaz.wiki/wiki/Beacon_frame</text:span><text:span text:style-name="T60">&gt;. Acesso em 1</text:span><text:span text:style-name="T59">3 </text:span><text:span text:style-name="T60">de Outubro de 2020;</text:span></text:p>
      <text:p text:style-name="P18"><text:span text:style-name="T71">7 - </text:span><text:span text:style-name="T46">Nascimento e evolução das redes sem fio, </text:span><text:span text:style-name="T47">Disponível: &lt;</text:span><text:a xlink:type="simple" xlink:href="https://www.impacta.com.br/blog/nascimento-e-evolucao-das-redes-sem-fio/" text:style-name="Internet_20_link" text:visited-style-name="Visited_20_Internet_20_Link"><text:span text:style-name="T71">https://www.impacta.com.br/blog/nascimento-e-evolucao-das-redes-sem-fio/</text:span></text:a><text:span text:style-name="T71">&gt;. </text:span><text:span text:style-name="T68">Acesso em 1</text:span><text:span text:style-name="T71">3 </text:span><text:span text:style-name="T68">de Outubro de 2020;</text:span></text:p>
      <text:p text:style-name="P22"><text:span text:style-name="T59">8 – </text:span><text:span text:style-name="T49">O que é Wi-fi</text:span><text:span text:style-name="T48">, </text:span><text:span text:style-name="T49">Disponível: &lt;https://www.cisco.com/c/pt_br/products/wireless/what-is-wifi.html#:~:text=Wi%2DFi%20%C3%A9%20uma%20tecnologia,v%C3%ADdeo)%20se%20conectem%20%C3%A0%20Internet.&amp;text=A%20conectividade%20com%20a%20Internet,de%20um%20roteador%20sem%20fio</text:span><text:span text:style-name="T59">&gt;. </text:span><text:span text:style-name="T60">Acesso em 1</text:span><text:span text:style-name="T59">3 </text:span><text:span text:style-name="T60">de Outubro de 2020;</text:span></text:p>
      <text:p text:style-name="P17">9- Wi-fi 2.4 ou 5GHz, Disponível: &lt;<text:a xlink:type="simple" xlink:href="https://www.oficinadanet.com.br/internet/32268-wi-fi-2-4-ou-5ghz-quais-diferencas-e-qual-devo-usar#:~:text=As%20duas%20grandes%20diferenças%20entre,rápidas%20para%20uma%20área%20menor" text:style-name="Internet_20_link" text:visited-style-name="Visited_20_Internet_20_Link">https://www.oficinadanet.com.br/internet/32268-wi-fi-2-4-ou-5ghz-quais-diferencas-e-qual-devo-usar#:~:text=As%20duas%20grandes%20diferen%C3%A7as%20entre,r%C3%A1pidas%20para%20uma%20%C3%A1rea%20menor</text:a>&gt; . Acesso em 15 de outubro de 2020.</text:p>
      <text:p text:style-name="P18"><text:soft-page-break/><text:span text:style-name="T71">10 - </text:span><text:span text:style-name="T42">Redes LAN/MAN Wireless II: Tipos de Rede</text:span><text:span text:style-name="T43">, disponível: &lt;</text:span><text:a xlink:type="simple" xlink:href="https://www.teleco.com.br/tutoriais/tutorialrwlanman2/pagina_2.asp#:~:text=Uma%20rede%20BSS%20consiste%20de,si%20através%20de%20um%20AP.&amp;text=Os%20AP's%20podem%20ser%20interconectados%20através%20da%20rede%20cabeada%20ou%20não" text:style-name="Internet_20_link" text:visited-style-name="Visited_20_Internet_20_Link"><text:span text:style-name="T71">https://www.teleco.com.br/tutoriais/tutorialrwlanman2/pagina_2.asp#:~:text=Uma%20rede%20BSS%20consiste%20de,si%20atrav%C3%A9s%20de%20um%20AP.&amp;text=Os%20AP's%20podem%20ser%20interconectados%20atrav%C3%A9s%20da%20rede%20cabeada%20ou%20n%C3%A3o</text:span></text:a><text:span text:style-name="T71">.&gt;. </text:span><text:span text:style-name="T72">Acesso em 15 de outubro de 2020.</text:span></text:p>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ewsGothicMt" svg:font-family="NewsGothicMt, Helvetica, sans-serif"/>
    <style:font-face style:name="Verdana" svg:font-family="Verdana, sans-serif"/>
    <style:font-face style:name="arial" svg:font-family="arial, sans-serif"/>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7T14:46:16.759242701</meta:creation-date>
    <dc:date>2020-10-18T10:47:12.178971621</dc:date>
    <meta:editing-duration>PT50M41S</meta:editing-duration>
    <meta:editing-cycles>3</meta:editing-cycles>
    <meta:generator>LibreOffice/6.4.6.2$Linux_X86_64 LibreOffice_project/40$Build-2</meta:generator>
    <meta:document-statistic meta:table-count="0" meta:image-count="0" meta:object-count="0" meta:page-count="9" meta:paragraph-count="165" meta:word-count="2845" meta:character-count="18581" meta:non-whitespace-character-count="15817"/>
  </office:meta>
</office:document-meta>
</file>